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2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0pt" style:font-size-asian="10pt" style:font-size-complex="10pt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end"/>
      <style:text-properties style:font-name="Arial" fo:font-size="10pt" style:font-size-asian="10pt" style:font-size-complex="10pt"/>
    </style:style>
    <style:style style:name="ce5" style:family="table-cell" style:parent-style-name="Default" style:data-style-name="N110">
      <style:table-cell-properties fo:border-bottom="0.06pt solid #c0c0c0" style:text-align-source="fix" style:repeat-content="false" fo:border-left="0.06pt solid #c0c0c0" fo:border-right="none" fo:border-top="0.06pt solid #c0c0c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0">
      <style:text-properties style:font-name="Arial" fo:font-size="10pt" style:font-size-asian="10pt" style:font-size-complex="10pt"/>
    </style:style>
    <style:style style:name="ce7" style:family="table-cell" style:parent-style-name="Default" style:data-style-name="N110"/>
    <style:style style:name="ce8" style:family="table-cell" style:parent-style-name="Default" style:data-style-name="N111">
      <style:table-cell-properties style:text-align-source="fix" style:repeat-content="false"/>
      <style:paragraph-properties fo:text-align="end"/>
      <style:text-properties style:font-name="Arial" fo:font-size="10pt" style:font-size-asian="10pt" style:font-size-complex="10pt"/>
    </style:style>
    <style:style style:name="ce9" style:family="table-cell" style:parent-style-name="Default" style:data-style-name="N111">
      <style:text-properties style:font-name="Arial" fo:font-size="10pt" style:font-size-asian="10pt" style:font-size-complex="10pt"/>
    </style:style>
    <style:style style:name="ce10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7"/>
        <table:table-column table:style-name="co3" table:default-cell-style-name="ce10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Wireframe Static wave in HD resolution (immediate mode)</text:p>
          </table:table-cell>
          <table:table-cell table:style-name="ce3"/>
          <table:table-cell table:number-columns-repeated="3"/>
          <table:table-cell office:value-type="string" calcext:value-type="string">
            <text:p>Wireframe Static wave in HD resolution (VBO)</text:p>
          </table:table-cell>
          <table:table-cell table:style-name="ce3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/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 table:style-name="ce2" table:number-columns-repeated="1015"/>
        </table:table-row>
        <table:table-row table:style-name="ro1"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A3]*[.A3]*2" office:value-type="float" office:value="128" calcext:value-type="float">
            <text:p>128</text:p>
          </table:table-cell>
          <table:table-cell table:style-name="ce5" office:value-type="float" office:value="4526.474" calcext:value-type="float">
            <text:p>4526.474</text:p>
          </table:table-cell>
          <table:table-cell table:style-name="ce9" table:formula="of:=1000/[.C3]" office:value-type="float" office:value="0.220922510545736" calcext:value-type="float">
            <text:p>0.2209</text:p>
          </table:table-cell>
          <table:table-cell/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F3]*[.F3]*2" office:value-type="float" office:value="128" calcext:value-type="float">
            <text:p>128</text:p>
          </table:table-cell>
          <table:table-cell table:style-name="ce5" office:value-type="float" office:value="4518.482" calcext:value-type="float">
            <text:p>4518.482</text:p>
          </table:table-cell>
          <table:table-cell table:style-name="ce9" table:formula="of:=1000/[.H3]" office:value-type="float" office:value="0.22131326405638" calcext:value-type="float">
            <text:p>0.2213</text:p>
          </table:table-cell>
          <table:table-cell table:style-name="ce2" table:number-columns-repeated="1015"/>
        </table:table-row>
        <table:table-row table:style-name="ro1"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A4]*[.A4]*2" office:value-type="float" office:value="512" calcext:value-type="float">
            <text:p>512</text:p>
          </table:table-cell>
          <table:table-cell table:style-name="ce5" office:value-type="float" office:value="4236.762" calcext:value-type="float">
            <text:p>4236.762</text:p>
          </table:table-cell>
          <table:table-cell table:style-name="ce9" table:formula="of:=1000/[.C4]" office:value-type="float" office:value="0.236029307287027" calcext:value-type="float">
            <text:p>0.2360</text:p>
          </table:table-cell>
          <table:table-cell/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F4]*[.F4]*2" office:value-type="float" office:value="512" calcext:value-type="float">
            <text:p>512</text:p>
          </table:table-cell>
          <table:table-cell table:style-name="ce5" office:value-type="float" office:value="4188.81" calcext:value-type="float">
            <text:p>4188.810</text:p>
          </table:table-cell>
          <table:table-cell table:style-name="ce9" table:formula="of:=1000/[.H4]" office:value-type="float" office:value="0.238731286451283" calcext:value-type="float">
            <text:p>0.2387</text:p>
          </table:table-cell>
          <table:table-cell table:style-name="ce2" table:number-columns-repeated="1015"/>
        </table:table-row>
        <table:table-row table:style-name="ro1"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A5]*[.A5]*2" office:value-type="float" office:value="2048" calcext:value-type="float">
            <text:p>2048</text:p>
          </table:table-cell>
          <table:table-cell table:style-name="ce5" office:value-type="float" office:value="3637.365" calcext:value-type="float">
            <text:p>3637.365</text:p>
          </table:table-cell>
          <table:table-cell table:style-name="ce9" table:formula="of:=1000/[.C5]" office:value-type="float" office:value="0.274924292722891" calcext:value-type="float">
            <text:p>0.2749</text:p>
          </table:table-cell>
          <table:table-cell/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F5]*[.F5]*2" office:value-type="float" office:value="2048" calcext:value-type="float">
            <text:p>2048</text:p>
          </table:table-cell>
          <table:table-cell table:style-name="ce5" office:value-type="float" office:value="3660.342" calcext:value-type="float">
            <text:p>3660.342</text:p>
          </table:table-cell>
          <table:table-cell table:style-name="ce9" table:formula="of:=1000/[.H5]" office:value-type="float" office:value="0.273198515329988" calcext:value-type="float">
            <text:p>0.2732</text:p>
          </table:table-cell>
          <table:table-cell table:style-name="ce2" table:number-columns-repeated="1015"/>
        </table:table-row>
        <table:table-row table:style-name="ro1"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A6]*[.A6]*2" office:value-type="float" office:value="8192" calcext:value-type="float">
            <text:p>8192</text:p>
          </table:table-cell>
          <table:table-cell table:style-name="ce5" office:value-type="float" office:value="2784.217" calcext:value-type="float">
            <text:p>2784.217</text:p>
          </table:table-cell>
          <table:table-cell table:style-name="ce9" table:formula="of:=1000/[.C6]" office:value-type="float" office:value="0.359167406850831" calcext:value-type="float">
            <text:p>0.3592</text:p>
          </table:table-cell>
          <table:table-cell/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F6]*[.F6]*2" office:value-type="float" office:value="8192" calcext:value-type="float">
            <text:p>8192</text:p>
          </table:table-cell>
          <table:table-cell table:style-name="ce5" office:value-type="float" office:value="2840.161" calcext:value-type="float">
            <text:p>2840.161</text:p>
          </table:table-cell>
          <table:table-cell table:style-name="ce9" table:formula="of:=1000/[.H6]" office:value-type="float" office:value="0.352092715870685" calcext:value-type="float">
            <text:p>0.3521</text:p>
          </table:table-cell>
          <table:table-cell table:style-name="ce2" table:number-columns-repeated="1015"/>
        </table:table-row>
        <table:table-row table:style-name="ro1"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A7]*[.A7]*2" office:value-type="float" office:value="32768" calcext:value-type="float">
            <text:p>32768</text:p>
          </table:table-cell>
          <table:table-cell table:style-name="ce5" office:value-type="float" office:value="1519.481" calcext:value-type="float">
            <text:p>1519.481</text:p>
          </table:table-cell>
          <table:table-cell table:style-name="ce9" table:formula="of:=1000/[.C7]" office:value-type="float" office:value="0.658119449996413" calcext:value-type="float">
            <text:p>0.6581</text:p>
          </table:table-cell>
          <table:table-cell/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F7]*[.F7]*2" office:value-type="float" office:value="32768" calcext:value-type="float">
            <text:p>32768</text:p>
          </table:table-cell>
          <table:table-cell table:style-name="ce5" office:value-type="float" office:value="1851.15" calcext:value-type="float">
            <text:p>1851.150</text:p>
          </table:table-cell>
          <table:table-cell table:style-name="ce9" table:formula="of:=1000/[.H7]" office:value-type="float" office:value="0.540204737595549" calcext:value-type="float">
            <text:p>0.5402</text:p>
          </table:table-cell>
          <table:table-cell table:style-name="ce2" table:number-columns-repeated="1015"/>
        </table:table-row>
        <table:table-row table:style-name="ro1"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A8]*[.A8]*2" office:value-type="float" office:value="131072" calcext:value-type="float">
            <text:p>131072</text:p>
          </table:table-cell>
          <table:table-cell table:style-name="ce5" office:value-type="float" office:value="409.771" calcext:value-type="float">
            <text:p>409.771</text:p>
          </table:table-cell>
          <table:table-cell table:style-name="ce9" table:formula="of:=1000/[.C8]" office:value-type="float" office:value="2.44038743590932" calcext:value-type="float">
            <text:p>2.4404</text:p>
          </table:table-cell>
          <table:table-cell/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F8]*[.F8]*2" office:value-type="float" office:value="131072" calcext:value-type="float">
            <text:p>131072</text:p>
          </table:table-cell>
          <table:table-cell table:style-name="ce5" office:value-type="float" office:value="974.026" calcext:value-type="float">
            <text:p>974.026</text:p>
          </table:table-cell>
          <table:table-cell table:style-name="ce9" table:formula="of:=1000/[.H8]" office:value-type="float" office:value="1.02666663928889" calcext:value-type="float">
            <text:p>1.0267</text:p>
          </table:table-cell>
          <table:table-cell table:style-name="ce2" table:number-columns-repeated="1015"/>
        </table:table-row>
        <table:table-row table:style-name="ro1"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A9]*[.A9]*2" office:value-type="float" office:value="524288" calcext:value-type="float">
            <text:p>524288</text:p>
          </table:table-cell>
          <table:table-cell table:style-name="ce5" office:value-type="float" office:value="103.38" calcext:value-type="float">
            <text:p>103.380</text:p>
          </table:table-cell>
          <table:table-cell table:style-name="ce9" table:formula="of:=1000/[.C9]" office:value-type="float" office:value="9.67305088024763" calcext:value-type="float">
            <text:p>9.6731</text:p>
          </table:table-cell>
          <table:table-cell/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F9]*[.F9]*2" office:value-type="float" office:value="524288" calcext:value-type="float">
            <text:p>524288</text:p>
          </table:table-cell>
          <table:table-cell table:style-name="ce5" office:value-type="float" office:value="364.636" calcext:value-type="float">
            <text:p>364.636</text:p>
          </table:table-cell>
          <table:table-cell table:style-name="ce9" table:formula="of:=1000/[.H9]" office:value-type="float" office:value="2.74246097478033" calcext:value-type="float">
            <text:p>2.7425</text:p>
          </table:table-cell>
          <table:table-cell table:style-name="ce2" table:number-columns-repeated="1015"/>
        </table:table-row>
        <table:table-row table:style-name="ro1"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A10]*[.A10]*2" office:value-type="float" office:value="2097152" calcext:value-type="float">
            <text:p>2097152</text:p>
          </table:table-cell>
          <table:table-cell table:style-name="ce5" office:value-type="float" office:value="25.072" calcext:value-type="float">
            <text:p>25.072</text:p>
          </table:table-cell>
          <table:table-cell table:style-name="ce9" table:formula="of:=1000/[.C10]" office:value-type="float" office:value="39.8851308232291" calcext:value-type="float">
            <text:p>39.8851</text:p>
          </table:table-cell>
          <table:table-cell/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F10]*[.F10]*2" office:value-type="float" office:value="2097152" calcext:value-type="float">
            <text:p>2097152</text:p>
          </table:table-cell>
          <table:table-cell table:style-name="ce5" office:value-type="float" office:value="105.263" calcext:value-type="float">
            <text:p>105.263</text:p>
          </table:table-cell>
          <table:table-cell table:style-name="ce9" table:formula="of:=1000/[.H10]" office:value-type="float" office:value="9.50001425002137" calcext:value-type="float">
            <text:p>9.5000</text:p>
          </table:table-cell>
          <table:table-cell table:style-name="ce2" table:number-columns-repeated="1015"/>
        </table:table-row>
        <table:table-row table:style-name="ro1">
          <table:table-cell table:number-columns-repeated="7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9"/>
          <table:table-cell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office:value-type="string" calcext:value-type="string">
            <text:p>Filled Static wave in HD resolution (immediate mode)</text:p>
          </table:table-cell>
          <table:table-cell table:style-name="ce3"/>
          <table:table-cell table:number-columns-repeated="3"/>
          <table:table-cell office:value-type="string" calcext:value-type="string">
            <text:p>Filled Static wave in HD resolution (VBO)</text:p>
          </table:table-cell>
          <table:table-cell table:style-name="ce3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/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 table:style-name="ce2" table:number-columns-repeated="1015"/>
        </table:table-row>
        <table:table-row table:style-name="ro1"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A15]*[.A15]*2" office:value-type="float" office:value="128" calcext:value-type="float">
            <text:p>128</text:p>
          </table:table-cell>
          <table:table-cell table:style-name="ce5" office:value-type="float" office:value="3505.493" calcext:value-type="float">
            <text:p>3505.493</text:p>
          </table:table-cell>
          <table:table-cell table:style-name="ce9" table:formula="of:=1000/[.C15]" office:value-type="float" office:value="0.285266580192857" calcext:value-type="float">
            <text:p>0.2853</text:p>
          </table:table-cell>
          <table:table-cell/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F15]*[.F15]*2" office:value-type="float" office:value="128" calcext:value-type="float">
            <text:p>128</text:p>
          </table:table-cell>
          <table:table-cell table:style-name="ce5" office:value-type="float" office:value="3522.476" calcext:value-type="float">
            <text:p>3522.476</text:p>
          </table:table-cell>
          <table:table-cell table:style-name="ce9" table:formula="of:=1000/[.H15]" office:value-type="float" office:value="0.283891217427741" calcext:value-type="float">
            <text:p>0.2839</text:p>
          </table:table-cell>
          <table:table-cell table:style-name="ce2" table:number-columns-repeated="1015"/>
        </table:table-row>
        <table:table-row table:style-name="ro1"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A16]*[.A16]*2" office:value-type="float" office:value="512" calcext:value-type="float">
            <text:p>512</text:p>
          </table:table-cell>
          <table:table-cell table:style-name="ce5" office:value-type="float" office:value="3350.648" calcext:value-type="float">
            <text:p>3350.648</text:p>
          </table:table-cell>
          <table:table-cell table:style-name="ce9" table:formula="of:=1000/[.C16]" office:value-type="float" office:value="0.298449732708419" calcext:value-type="float">
            <text:p>0.2984</text:p>
          </table:table-cell>
          <table:table-cell/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F16]*[.F16]*2" office:value-type="float" office:value="512" calcext:value-type="float">
            <text:p>512</text:p>
          </table:table-cell>
          <table:table-cell table:style-name="ce5" office:value-type="float" office:value="3349.649" calcext:value-type="float">
            <text:p>3349.649</text:p>
          </table:table-cell>
          <table:table-cell table:style-name="ce9" table:formula="of:=1000/[.H16]" office:value-type="float" office:value="0.298538742417489" calcext:value-type="float">
            <text:p>0.2985</text:p>
          </table:table-cell>
          <table:table-cell table:style-name="ce2" table:number-columns-repeated="1015"/>
        </table:table-row>
        <table:table-row table:style-name="ro1"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A17]*[.A17]*2" office:value-type="float" office:value="2048" calcext:value-type="float">
            <text:p>2048</text:p>
          </table:table-cell>
          <table:table-cell table:style-name="ce5" office:value-type="float" office:value="3195.806" calcext:value-type="float">
            <text:p>3195.806</text:p>
          </table:table-cell>
          <table:table-cell table:style-name="ce9" table:formula="of:=1000/[.C17]" office:value-type="float" office:value="0.312910107810048" calcext:value-type="float">
            <text:p>0.3129</text:p>
          </table:table-cell>
          <table:table-cell/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F17]*[.F17]*2" office:value-type="float" office:value="2048" calcext:value-type="float">
            <text:p>2048</text:p>
          </table:table-cell>
          <table:table-cell table:style-name="ce5" office:value-type="float" office:value="3196.805" calcext:value-type="float">
            <text:p>3196.805</text:p>
          </table:table-cell>
          <table:table-cell table:style-name="ce9" table:formula="of:=1000/[.H17]" office:value-type="float" office:value="0.312812323554299" calcext:value-type="float">
            <text:p>0.3128</text:p>
          </table:table-cell>
          <table:table-cell table:style-name="ce2" table:number-columns-repeated="1015"/>
        </table:table-row>
        <table:table-row table:style-name="ro1"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A18]*[.A18]*2" office:value-type="float" office:value="8192" calcext:value-type="float">
            <text:p>8192</text:p>
          </table:table-cell>
          <table:table-cell table:style-name="ce5" office:value-type="float" office:value="2894.107" calcext:value-type="float">
            <text:p>2894.107</text:p>
          </table:table-cell>
          <table:table-cell table:style-name="ce9" table:formula="of:=1000/[.C18]" office:value-type="float" office:value="0.34552972644066" calcext:value-type="float">
            <text:p>0.3455</text:p>
          </table:table-cell>
          <table:table-cell/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F18]*[.F18]*2" office:value-type="float" office:value="8192" calcext:value-type="float">
            <text:p>8192</text:p>
          </table:table-cell>
          <table:table-cell table:style-name="ce5" office:value-type="float" office:value="2992.01" calcext:value-type="float">
            <text:p>2992.010</text:p>
          </table:table-cell>
          <table:table-cell table:style-name="ce9" table:formula="of:=1000/[.H18]" office:value-type="float" office:value="0.334223481873389" calcext:value-type="float">
            <text:p>0.3342</text:p>
          </table:table-cell>
          <table:table-cell table:style-name="ce2" table:number-columns-repeated="1015"/>
        </table:table-row>
        <table:table-row table:style-name="ro1"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A19]*[.A19]*2" office:value-type="float" office:value="32768" calcext:value-type="float">
            <text:p>32768</text:p>
          </table:table-cell>
          <table:table-cell table:style-name="ce5" office:value-type="float" office:value="1534.466" calcext:value-type="float">
            <text:p>1534.466</text:p>
          </table:table-cell>
          <table:table-cell table:style-name="ce9" table:formula="of:=1000/[.C19]" office:value-type="float" office:value="0.65169251061933" calcext:value-type="float">
            <text:p>0.6517</text:p>
          </table:table-cell>
          <table:table-cell/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F19]*[.F19]*2" office:value-type="float" office:value="32768" calcext:value-type="float">
            <text:p>32768</text:p>
          </table:table-cell>
          <table:table-cell table:style-name="ce5" office:value-type="float" office:value="2436.565" calcext:value-type="float">
            <text:p>2436.565</text:p>
          </table:table-cell>
          <table:table-cell table:style-name="ce9" table:formula="of:=1000/[.H19]" office:value-type="float" office:value="0.410413840796367" calcext:value-type="float">
            <text:p>0.4104</text:p>
          </table:table-cell>
          <table:table-cell table:style-name="ce2" table:number-columns-repeated="1015"/>
        </table:table-row>
        <table:table-row table:style-name="ro1"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A20]*[.A20]*2" office:value-type="float" office:value="131072" calcext:value-type="float">
            <text:p>131072</text:p>
          </table:table-cell>
          <table:table-cell table:style-name="ce5" office:value-type="float" office:value="411.589" calcext:value-type="float">
            <text:p>411.589</text:p>
          </table:table-cell>
          <table:table-cell table:style-name="ce9" table:formula="of:=1000/[.C20]" office:value-type="float" office:value="2.42960817708928" calcext:value-type="float">
            <text:p>2.4296</text:p>
          </table:table-cell>
          <table:table-cell/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F20]*[.F20]*2" office:value-type="float" office:value="131072" calcext:value-type="float">
            <text:p>131072</text:p>
          </table:table-cell>
          <table:table-cell table:style-name="ce5" office:value-type="float" office:value="1568.432" calcext:value-type="float">
            <text:p>1568.432</text:p>
          </table:table-cell>
          <table:table-cell table:style-name="ce9" table:formula="of:=1000/[.H20]" office:value-type="float" office:value="0.637579442398523" calcext:value-type="float">
            <text:p>0.6376</text:p>
          </table:table-cell>
          <table:table-cell table:style-name="ce2" table:number-columns-repeated="1015"/>
        </table:table-row>
        <table:table-row table:style-name="ro1"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A21]*[.A21]*2" office:value-type="float" office:value="524288" calcext:value-type="float">
            <text:p>524288</text:p>
          </table:table-cell>
          <table:table-cell table:style-name="ce5" office:value-type="float" office:value="104.374" calcext:value-type="float">
            <text:p>104.374</text:p>
          </table:table-cell>
          <table:table-cell table:style-name="ce9" table:formula="of:=1000/[.C21]" office:value-type="float" office:value="9.58093011669573" calcext:value-type="float">
            <text:p>9.5809</text:p>
          </table:table-cell>
          <table:table-cell/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F21]*[.F21]*2" office:value-type="float" office:value="524288" calcext:value-type="float">
            <text:p>524288</text:p>
          </table:table-cell>
          <table:table-cell table:style-name="ce5" office:value-type="float" office:value="841.159" calcext:value-type="float">
            <text:p>841.159</text:p>
          </table:table-cell>
          <table:table-cell table:style-name="ce9" table:formula="of:=1000/[.H21]" office:value-type="float" office:value="1.18883588001793" calcext:value-type="float">
            <text:p>1.1888</text:p>
          </table:table-cell>
          <table:table-cell table:style-name="ce2" table:number-columns-repeated="1015"/>
        </table:table-row>
        <table:table-row table:style-name="ro1"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A22]*[.A22]*2" office:value-type="float" office:value="2097152" calcext:value-type="float">
            <text:p>2097152</text:p>
          </table:table-cell>
          <table:table-cell table:style-name="ce5" office:value-type="float" office:value="25.666" calcext:value-type="float">
            <text:p>25.666</text:p>
          </table:table-cell>
          <table:table-cell table:style-name="ce9" table:formula="of:=1000/[.C22]" office:value-type="float" office:value="38.9620509623627" calcext:value-type="float">
            <text:p>38.9621</text:p>
          </table:table-cell>
          <table:table-cell/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F22]*[.F22]*2" office:value-type="float" office:value="2097152" calcext:value-type="float">
            <text:p>2097152</text:p>
          </table:table-cell>
          <table:table-cell table:style-name="ce5" office:value-type="float" office:value="365.634" calcext:value-type="float">
            <text:p>365.634</text:p>
          </table:table-cell>
          <table:table-cell table:style-name="ce9" table:formula="of:=1000/[.H22]" office:value-type="float" office:value="2.73497541257104" calcext:value-type="float">
            <text:p>2.7350</text:p>
          </table:table-cell>
          <table:table-cell table:style-name="ce2" table:number-columns-repeated="1015"/>
        </table:table-row>
        <table:table-row table:style-name="ro1">
          <table:table-cell table:number-columns-repeated="9"/>
          <table:table-cell table:style-name="ce2"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9"/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office:value-type="string" calcext:value-type="string">
            <text:p>Wireframe animated wave in HD resolution (immediate mode)</text:p>
          </table:table-cell>
          <table:table-cell table:style-name="ce3"/>
          <table:table-cell table:number-columns-repeated="3"/>
          <table:table-cell office:value-type="string" calcext:value-type="string">
            <text:p>Wireframe animated wave in HD resolution (VBO)</text:p>
          </table:table-cell>
          <table:table-cell table:style-name="ce3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/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 table:style-name="ce2" table:number-columns-repeated="1015"/>
        </table:table-row>
        <table:table-row table:style-name="ro1"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A27]*[.A27]*2" office:value-type="float" office:value="128" calcext:value-type="float">
            <text:p>128</text:p>
          </table:table-cell>
          <table:table-cell table:style-name="ce5" office:value-type="float" office:value="4374.625" calcext:value-type="float">
            <text:p>4374.625</text:p>
          </table:table-cell>
          <table:table-cell table:style-name="ce9" table:formula="of:=1000/[.C27]" office:value-type="float" office:value="0.228591022087607" calcext:value-type="float">
            <text:p>0.2286</text:p>
          </table:table-cell>
          <table:table-cell/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F27]*[.F27]*2" office:value-type="float" office:value="128" calcext:value-type="float">
            <text:p>128</text:p>
          </table:table-cell>
          <table:table-cell table:style-name="ce5" office:value-type="float" office:value="4407.593" calcext:value-type="float">
            <text:p>4407.593</text:p>
          </table:table-cell>
          <table:table-cell table:style-name="ce9" table:formula="of:=1000/[.H27]" office:value-type="float" office:value="0.226881202506674" calcext:value-type="float">
            <text:p>0.2269</text:p>
          </table:table-cell>
          <table:table-cell table:style-name="ce2" table:number-columns-repeated="1015"/>
        </table:table-row>
        <table:table-row table:style-name="ro1"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A28]*[.A28]*2" office:value-type="float" office:value="512" calcext:value-type="float">
            <text:p>512</text:p>
          </table:table-cell>
          <table:table-cell table:style-name="ce5" office:value-type="float" office:value="4068.933" calcext:value-type="float">
            <text:p>4068.933</text:p>
          </table:table-cell>
          <table:table-cell table:style-name="ce9" table:formula="of:=1000/[.C28]" office:value-type="float" office:value="0.245764675899062" calcext:value-type="float">
            <text:p>0.2458</text:p>
          </table:table-cell>
          <table:table-cell/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F28]*[.F28]*2" office:value-type="float" office:value="512" calcext:value-type="float">
            <text:p>512</text:p>
          </table:table-cell>
          <table:table-cell table:style-name="ce5" office:value-type="float" office:value="4116.885" calcext:value-type="float">
            <text:p>4116.885</text:p>
          </table:table-cell>
          <table:table-cell table:style-name="ce9" table:formula="of:=1000/[.H28]" office:value-type="float" office:value="0.242902097095255" calcext:value-type="float">
            <text:p>0.2429</text:p>
          </table:table-cell>
          <table:table-cell table:style-name="ce2" table:number-columns-repeated="1015"/>
        </table:table-row>
        <table:table-row table:style-name="ro1"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A29]*[.A29]*2" office:value-type="float" office:value="2048" calcext:value-type="float">
            <text:p>2048</text:p>
          </table:table-cell>
          <table:table-cell table:style-name="ce5" office:value-type="float" office:value="3469.532" calcext:value-type="float">
            <text:p>3469.532</text:p>
          </table:table-cell>
          <table:table-cell table:style-name="ce9" table:formula="of:=1000/[.C29]" office:value-type="float" office:value="0.288223310809642" calcext:value-type="float">
            <text:p>0.2882</text:p>
          </table:table-cell>
          <table:table-cell/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F29]*[.F29]*2" office:value-type="float" office:value="2048" calcext:value-type="float">
            <text:p>2048</text:p>
          </table:table-cell>
          <table:table-cell table:style-name="ce5" office:value-type="float" office:value="3521.48" calcext:value-type="float">
            <text:p>3521.480</text:p>
          </table:table-cell>
          <table:table-cell table:style-name="ce9" table:formula="of:=1000/[.H29]" office:value-type="float" office:value="0.283971511977918" calcext:value-type="float">
            <text:p>0.2840</text:p>
          </table:table-cell>
          <table:table-cell table:style-name="ce2" table:number-columns-repeated="1015"/>
        </table:table-row>
        <table:table-row table:style-name="ro1"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A30]*[.A30]*2" office:value-type="float" office:value="8192" calcext:value-type="float">
            <text:p>8192</text:p>
          </table:table-cell>
          <table:table-cell table:style-name="ce5" office:value-type="float" office:value="2552.449" calcext:value-type="float">
            <text:p>2552.449</text:p>
          </table:table-cell>
          <table:table-cell table:style-name="ce9" table:formula="of:=1000/[.C30]" office:value-type="float" office:value="0.391780599729906" calcext:value-type="float">
            <text:p>0.3918</text:p>
          </table:table-cell>
          <table:table-cell/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F30]*[.F30]*2" office:value-type="float" office:value="8192" calcext:value-type="float">
            <text:p>8192</text:p>
          </table:table-cell>
          <table:table-cell table:style-name="ce5" office:value-type="float" office:value="2674.327" calcext:value-type="float">
            <text:p>2674.327</text:p>
          </table:table-cell>
          <table:table-cell table:style-name="ce9" table:formula="of:=1000/[.H30]" office:value-type="float" office:value="0.373925851251548" calcext:value-type="float">
            <text:p>0.3739</text:p>
          </table:table-cell>
          <table:table-cell table:style-name="ce2" table:number-columns-repeated="1015"/>
        </table:table-row>
        <table:table-row table:style-name="ro1"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A31]*[.A31]*2" office:value-type="float" office:value="32768" calcext:value-type="float">
            <text:p>32768</text:p>
          </table:table-cell>
          <table:table-cell table:style-name="ce5" office:value-type="float" office:value="760.48" calcext:value-type="float">
            <text:p>760.480</text:p>
          </table:table-cell>
          <table:table-cell table:style-name="ce9" table:formula="of:=1000/[.C31]" office:value-type="float" office:value="1.31495897328003" calcext:value-type="float">
            <text:p>1.3150</text:p>
          </table:table-cell>
          <table:table-cell/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F31]*[.F31]*2" office:value-type="float" office:value="32768" calcext:value-type="float">
            <text:p>32768</text:p>
          </table:table-cell>
          <table:table-cell table:style-name="ce5" office:value-type="float" office:value="1412.588" calcext:value-type="float">
            <text:p>1412.588</text:p>
          </table:table-cell>
          <table:table-cell table:style-name="ce9" table:formula="of:=1000/[.H31]" office:value-type="float" office:value="0.707920497696427" calcext:value-type="float">
            <text:p>0.7079</text:p>
          </table:table-cell>
          <table:table-cell table:style-name="ce2" table:number-columns-repeated="1015"/>
        </table:table-row>
        <table:table-row table:style-name="ro1"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A32]*[.A32]*2" office:value-type="float" office:value="131072" calcext:value-type="float">
            <text:p>131072</text:p>
          </table:table-cell>
          <table:table-cell table:style-name="ce5" office:value-type="float" office:value="199.8" calcext:value-type="float">
            <text:p>199.800</text:p>
          </table:table-cell>
          <table:table-cell table:style-name="ce9" table:formula="of:=1000/[.C32]" office:value-type="float" office:value="5.00500500500501" calcext:value-type="float">
            <text:p>5.0050</text:p>
          </table:table-cell>
          <table:table-cell/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F32]*[.F32]*2" office:value-type="float" office:value="131072" calcext:value-type="float">
            <text:p>131072</text:p>
          </table:table-cell>
          <table:table-cell table:style-name="ce5" office:value-type="float" office:value="382.618" calcext:value-type="float">
            <text:p>382.618</text:p>
          </table:table-cell>
          <table:table-cell table:style-name="ce9" table:formula="of:=1000/[.H32]" office:value-type="float" office:value="2.61357280629766" calcext:value-type="float">
            <text:p>2.6136</text:p>
          </table:table-cell>
          <table:table-cell table:style-name="ce2" table:number-columns-repeated="1015"/>
        </table:table-row>
        <table:table-row table:style-name="ro1"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A33]*[.A33]*2" office:value-type="float" office:value="524288" calcext:value-type="float">
            <text:p>524288</text:p>
          </table:table-cell>
          <table:table-cell table:style-name="ce5" office:value-type="float" office:value="49.358" calcext:value-type="float">
            <text:p>49.358</text:p>
          </table:table-cell>
          <table:table-cell table:style-name="ce9" table:formula="of:=1000/[.C33]" office:value-type="float" office:value="20.2601402001702" calcext:value-type="float">
            <text:p>20.2601</text:p>
          </table:table-cell>
          <table:table-cell/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F33]*[.F33]*2" office:value-type="float" office:value="524288" calcext:value-type="float">
            <text:p>524288</text:p>
          </table:table-cell>
          <table:table-cell table:style-name="ce5" office:value-type="float" office:value="96.326" calcext:value-type="float">
            <text:p>96.326</text:p>
          </table:table-cell>
          <table:table-cell table:style-name="ce9" table:formula="of:=1000/[.H33]" office:value-type="float" office:value="10.3814131179536" calcext:value-type="float">
            <text:p>10.3814</text:p>
          </table:table-cell>
          <table:table-cell table:style-name="ce2" table:number-columns-repeated="1015"/>
        </table:table-row>
        <table:table-row table:style-name="ro1"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A34]*[.A34]*2" office:value-type="float" office:value="2097152" calcext:value-type="float">
            <text:p>2097152</text:p>
          </table:table-cell>
          <table:table-cell table:style-name="ce5" office:value-type="float" office:value="12.127" calcext:value-type="float">
            <text:p>12.127</text:p>
          </table:table-cell>
          <table:table-cell table:style-name="ce9" table:formula="of:=1000/[.C34]" office:value-type="float" office:value="82.4606250515379" calcext:value-type="float">
            <text:p>82.4606</text:p>
          </table:table-cell>
          <table:table-cell/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F34]*[.F34]*2" office:value-type="float" office:value="2097152" calcext:value-type="float">
            <text:p>2097152</text:p>
          </table:table-cell>
          <table:table-cell table:style-name="ce5" office:value-type="float" office:value="22.571" calcext:value-type="float">
            <text:p>22.571</text:p>
          </table:table-cell>
          <table:table-cell table:style-name="ce9" table:formula="of:=1000/[.H34]" office:value-type="float" office:value="44.3046386956714" calcext:value-type="float">
            <text:p>44.3046</text:p>
          </table:table-cell>
          <table:table-cell table:style-name="ce2" table:number-columns-repeated="1015"/>
        </table:table-row>
        <table:table-row table:style-name="ro1">
          <table:table-cell table:number-columns-repeated="7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9"/>
          <table:table-cell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office:value-type="string" calcext:value-type="string">
            <text:p>Filled animated wave in HD resolution (immediate mode)</text:p>
          </table:table-cell>
          <table:table-cell table:style-name="ce3"/>
          <table:table-cell table:number-columns-repeated="3"/>
          <table:table-cell office:value-type="string" calcext:value-type="string">
            <text:p>Filled animated wave in HD resolution (VBO)</text:p>
          </table:table-cell>
          <table:table-cell table:style-name="ce3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/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 table:style-name="ce2" table:number-columns-repeated="1015"/>
        </table:table-row>
        <table:table-row table:style-name="ro1"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A39]*[.A39]*2" office:value-type="float" office:value="128" calcext:value-type="float">
            <text:p>128</text:p>
          </table:table-cell>
          <table:table-cell table:style-name="ce5" office:value-type="float" office:value="3467.531" calcext:value-type="float">
            <text:p>3467.531</text:p>
          </table:table-cell>
          <table:table-cell table:style-name="ce9" table:formula="of:=1000/[.C39]" office:value-type="float" office:value="0.288389635161156" calcext:value-type="float">
            <text:p>0.2884</text:p>
          </table:table-cell>
          <table:table-cell/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F39]*[.F39]*2" office:value-type="float" office:value="128" calcext:value-type="float">
            <text:p>128</text:p>
          </table:table-cell>
          <table:table-cell table:style-name="ce5" office:value-type="float" office:value="3552.446" calcext:value-type="float">
            <text:p>3552.446</text:p>
          </table:table-cell>
          <table:table-cell table:style-name="ce9" table:formula="of:=1000/[.H39]" office:value-type="float" office:value="0.281496186008176" calcext:value-type="float">
            <text:p>0.2815</text:p>
          </table:table-cell>
          <table:table-cell table:style-name="ce2" table:number-columns-repeated="1015"/>
        </table:table-row>
        <table:table-row table:style-name="ro1"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A40]*[.A40]*2" office:value-type="float" office:value="512" calcext:value-type="float">
            <text:p>512</text:p>
          </table:table-cell>
          <table:table-cell table:style-name="ce5" office:value-type="float" office:value="3419.582" calcext:value-type="float">
            <text:p>3419.582</text:p>
          </table:table-cell>
          <table:table-cell table:style-name="ce9" table:formula="of:=1000/[.C40]" office:value-type="float" office:value="0.292433402679041" calcext:value-type="float">
            <text:p>0.2924</text:p>
          </table:table-cell>
          <table:table-cell/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F40]*[.F40]*2" office:value-type="float" office:value="512" calcext:value-type="float">
            <text:p>512</text:p>
          </table:table-cell>
          <table:table-cell table:style-name="ce5" office:value-type="float" office:value="3422.579" calcext:value-type="float">
            <text:p>3422.579</text:p>
          </table:table-cell>
          <table:table-cell table:style-name="ce9" table:formula="of:=1000/[.H40]" office:value-type="float" office:value="0.292177331772327" calcext:value-type="float">
            <text:p>0.2922</text:p>
          </table:table-cell>
          <table:table-cell table:style-name="ce2" table:number-columns-repeated="1015"/>
        </table:table-row>
        <table:table-row table:style-name="ro1"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A41]*[.A41]*2" office:value-type="float" office:value="2048" calcext:value-type="float">
            <text:p>2048</text:p>
          </table:table-cell>
          <table:table-cell table:style-name="ce5" office:value-type="float" office:value="3087.914" calcext:value-type="float">
            <text:p>3087.914</text:p>
          </table:table-cell>
          <table:table-cell table:style-name="ce9" table:formula="of:=1000/[.C41]" office:value-type="float" office:value="0.323843215840856" calcext:value-type="float">
            <text:p>0.3238</text:p>
          </table:table-cell>
          <table:table-cell/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F41]*[.F41]*2" office:value-type="float" office:value="2048" calcext:value-type="float">
            <text:p>2048</text:p>
          </table:table-cell>
          <table:table-cell table:style-name="ce5" office:value-type="float" office:value="3074.927" calcext:value-type="float">
            <text:p>3074.927</text:p>
          </table:table-cell>
          <table:table-cell table:style-name="ce9" table:formula="of:=1000/[.H41]" office:value-type="float" office:value="0.325210972488127" calcext:value-type="float">
            <text:p>0.3252</text:p>
          </table:table-cell>
          <table:table-cell table:style-name="ce2" table:number-columns-repeated="1015"/>
        </table:table-row>
        <table:table-row table:style-name="ro1"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A42]*[.A42]*2" office:value-type="float" office:value="8192" calcext:value-type="float">
            <text:p>8192</text:p>
          </table:table-cell>
          <table:table-cell table:style-name="ce5" office:value-type="float" office:value="2685.316" calcext:value-type="float">
            <text:p>2685.316</text:p>
          </table:table-cell>
          <table:table-cell table:style-name="ce9" table:formula="of:=1000/[.C42]" office:value-type="float" office:value="0.372395651014629" calcext:value-type="float">
            <text:p>0.3724</text:p>
          </table:table-cell>
          <table:table-cell/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F42]*[.F42]*2" office:value-type="float" office:value="8192" calcext:value-type="float">
            <text:p>8192</text:p>
          </table:table-cell>
          <table:table-cell table:style-name="ce5" office:value-type="float" office:value="2713.288" calcext:value-type="float">
            <text:p>2713.288</text:p>
          </table:table-cell>
          <table:table-cell table:style-name="ce9" table:formula="of:=1000/[.H42]" office:value-type="float" office:value="0.368556526251544" calcext:value-type="float">
            <text:p>0.3686</text:p>
          </table:table-cell>
          <table:table-cell table:style-name="ce2" table:number-columns-repeated="1015"/>
        </table:table-row>
        <table:table-row table:style-name="ro1"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A43]*[.A43]*2" office:value-type="float" office:value="32768" calcext:value-type="float">
            <text:p>32768</text:p>
          </table:table-cell>
          <table:table-cell table:style-name="ce5" office:value-type="float" office:value="757.243" calcext:value-type="float">
            <text:p>757.243</text:p>
          </table:table-cell>
          <table:table-cell table:style-name="ce9" table:formula="of:=1000/[.C43]" office:value-type="float" office:value="1.32058005158186" calcext:value-type="float">
            <text:p>1.3206</text:p>
          </table:table-cell>
          <table:table-cell/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F43]*[.F43]*2" office:value-type="float" office:value="32768" calcext:value-type="float">
            <text:p>32768</text:p>
          </table:table-cell>
          <table:table-cell table:style-name="ce5" office:value-type="float" office:value="1417.583" calcext:value-type="float">
            <text:p>1417.583</text:p>
          </table:table-cell>
          <table:table-cell table:style-name="ce9" table:formula="of:=1000/[.H43]" office:value-type="float" office:value="0.705426066762934" calcext:value-type="float">
            <text:p>0.7054</text:p>
          </table:table-cell>
          <table:table-cell table:style-name="ce2" table:number-columns-repeated="1015"/>
        </table:table-row>
        <table:table-row table:style-name="ro1"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A44]*[.A44]*2" office:value-type="float" office:value="131072" calcext:value-type="float">
            <text:p>131072</text:p>
          </table:table-cell>
          <table:table-cell table:style-name="ce5" office:value-type="float" office:value="199.402" calcext:value-type="float">
            <text:p>199.402</text:p>
          </table:table-cell>
          <table:table-cell table:style-name="ce9" table:formula="of:=1000/[.C44]" office:value-type="float" office:value="5.01499483455532" calcext:value-type="float">
            <text:p>5.0150</text:p>
          </table:table-cell>
          <table:table-cell/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F44]*[.F44]*2" office:value-type="float" office:value="131072" calcext:value-type="float">
            <text:p>131072</text:p>
          </table:table-cell>
          <table:table-cell table:style-name="ce5" office:value-type="float" office:value="381.238" calcext:value-type="float">
            <text:p>381.238</text:p>
          </table:table-cell>
          <table:table-cell table:style-name="ce9" table:formula="of:=1000/[.H44]" office:value-type="float" office:value="2.6230333807228" calcext:value-type="float">
            <text:p>2.6230</text:p>
          </table:table-cell>
          <table:table-cell table:style-name="ce2" table:number-columns-repeated="1015"/>
        </table:table-row>
        <table:table-row table:style-name="ro1"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A45]*[.A45]*2" office:value-type="float" office:value="524288" calcext:value-type="float">
            <text:p>524288</text:p>
          </table:table-cell>
          <table:table-cell table:style-name="ce5" office:value-type="float" office:value="49.505" calcext:value-type="float">
            <text:p>49.505</text:p>
          </table:table-cell>
          <table:table-cell table:style-name="ce9" table:formula="of:=1000/[.C45]" office:value-type="float" office:value="20.1999798000202" calcext:value-type="float">
            <text:p>20.2000</text:p>
          </table:table-cell>
          <table:table-cell/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F45]*[.F45]*2" office:value-type="float" office:value="524288" calcext:value-type="float">
            <text:p>524288</text:p>
          </table:table-cell>
          <table:table-cell table:style-name="ce5" office:value-type="float" office:value="95.808" calcext:value-type="float">
            <text:p>95.808</text:p>
          </table:table-cell>
          <table:table-cell table:style-name="ce9" table:formula="of:=1000/[.H45]" office:value-type="float" office:value="10.437541750167" calcext:value-type="float">
            <text:p>10.4375</text:p>
          </table:table-cell>
          <table:table-cell table:style-name="ce2" table:number-columns-repeated="1015"/>
        </table:table-row>
        <table:table-row table:style-name="ro1"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A46]*[.A46]*2" office:value-type="float" office:value="2097152" calcext:value-type="float">
            <text:p>2097152</text:p>
          </table:table-cell>
          <table:table-cell table:style-name="ce5" office:value-type="float" office:value="12.195" calcext:value-type="float">
            <text:p>12.195</text:p>
          </table:table-cell>
          <table:table-cell table:style-name="ce9" table:formula="of:=1000/[.C46]" office:value-type="float" office:value="82.0008200082001" calcext:value-type="float">
            <text:p>82.0008</text:p>
          </table:table-cell>
          <table:table-cell/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F46]*[.F46]*2" office:value-type="float" office:value="2097152" calcext:value-type="float">
            <text:p>2097152</text:p>
          </table:table-cell>
          <table:table-cell table:style-name="ce5" office:value-type="float" office:value="22.33" calcext:value-type="float">
            <text:p>22.330</text:p>
          </table:table-cell>
          <table:table-cell table:style-name="ce9" table:formula="of:=1000/[.H46]" office:value-type="float" office:value="44.7828034034931" calcext:value-type="float">
            <text:p>44.7828</text:p>
          </table:table-cell>
          <table:table-cell table:style-name="ce2" table:number-columns-repeated="1015"/>
        </table:table-row>
        <table:table-row table:style-name="ro1">
          <table:table-cell table:number-columns-repeated="9"/>
          <table:table-cell table:style-name="ce2"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9"/>
          <table:table-cell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office:value-type="string" calcext:value-type="string">
            <text:p>Lighting Filled Static wave in HD resolution (immediate mode)</text:p>
          </table:table-cell>
          <table:table-cell table:style-name="ce3"/>
          <table:table-cell table:number-columns-repeated="3"/>
          <table:table-cell office:value-type="string" calcext:value-type="string">
            <text:p>Lighting Filled Static wave in HD resolution (VBO)</text:p>
          </table:table-cell>
          <table:table-cell table:style-name="ce3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/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 table:style-name="ce2" table:number-columns-repeated="1015"/>
        </table:table-row>
        <table:table-row table:style-name="ro1"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A51]*[.A51]*2" office:value-type="float" office:value="128" calcext:value-type="float">
            <text:p>128</text:p>
          </table:table-cell>
          <table:table-cell table:style-name="ce5" office:value-type="float" office:value="1012.987" calcext:value-type="float">
            <text:p>1012.987</text:p>
          </table:table-cell>
          <table:table-cell table:style-name="ce9" table:formula="of:=1000/[.C51]" office:value-type="float" office:value="0.987179499835635" calcext:value-type="float">
            <text:p>0.9872</text:p>
          </table:table-cell>
          <table:table-cell/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F51]*[.F51]*2" office:value-type="float" office:value="128" calcext:value-type="float">
            <text:p>128</text:p>
          </table:table-cell>
          <table:table-cell table:style-name="ce5" office:value-type="float" office:value="1011.988" calcext:value-type="float">
            <text:p>1011.988</text:p>
          </table:table-cell>
          <table:table-cell table:style-name="ce9" table:formula="of:=1000/[.H51]" office:value-type="float" office:value="0.98815400973134" calcext:value-type="float">
            <text:p>0.9882</text:p>
          </table:table-cell>
          <table:table-cell table:style-name="ce2" table:number-columns-repeated="1015"/>
        </table:table-row>
        <table:table-row table:style-name="ro1"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A52]*[.A52]*2" office:value-type="float" office:value="512" calcext:value-type="float">
            <text:p>512</text:p>
          </table:table-cell>
          <table:table-cell table:style-name="ce5" office:value-type="float" office:value="781.437" calcext:value-type="float">
            <text:p>781.437</text:p>
          </table:table-cell>
          <table:table-cell table:style-name="ce9" table:formula="of:=1000/[.C52]" office:value-type="float" office:value="1.27969369251776" calcext:value-type="float">
            <text:p>1.2797</text:p>
          </table:table-cell>
          <table:table-cell/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F52]*[.F52]*2" office:value-type="float" office:value="512" calcext:value-type="float">
            <text:p>512</text:p>
          </table:table-cell>
          <table:table-cell table:style-name="ce5" office:value-type="float" office:value="782.218" calcext:value-type="float">
            <text:p>782.218</text:p>
          </table:table-cell>
          <table:table-cell table:style-name="ce9" table:formula="of:=1000/[.H52]" office:value-type="float" office:value="1.27841599144995" calcext:value-type="float">
            <text:p>1.2784</text:p>
          </table:table-cell>
          <table:table-cell table:style-name="ce2" table:number-columns-repeated="1015"/>
        </table:table-row>
        <table:table-row table:style-name="ro1"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A53]*[.A53]*2" office:value-type="float" office:value="2048" calcext:value-type="float">
            <text:p>2048</text:p>
          </table:table-cell>
          <table:table-cell table:style-name="ce5" office:value-type="float" office:value="577.844" calcext:value-type="float">
            <text:p>577.844</text:p>
          </table:table-cell>
          <table:table-cell table:style-name="ce9" table:formula="of:=1000/[.C53]" office:value-type="float" office:value="1.73057088072213" calcext:value-type="float">
            <text:p>1.7306</text:p>
          </table:table-cell>
          <table:table-cell/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F53]*[.F53]*2" office:value-type="float" office:value="2048" calcext:value-type="float">
            <text:p>2048</text:p>
          </table:table-cell>
          <table:table-cell table:style-name="ce5" office:value-type="float" office:value="587.824" calcext:value-type="float">
            <text:p>587.824</text:p>
          </table:table-cell>
          <table:table-cell table:style-name="ce9" table:formula="of:=1000/[.H53]" office:value-type="float" office:value="1.7011894716786" calcext:value-type="float">
            <text:p>1.7012</text:p>
          </table:table-cell>
          <table:table-cell table:style-name="ce2" table:number-columns-repeated="1015"/>
        </table:table-row>
        <table:table-row table:style-name="ro1"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A54]*[.A54]*2" office:value-type="float" office:value="8192" calcext:value-type="float">
            <text:p>8192</text:p>
          </table:table-cell>
          <table:table-cell table:style-name="ce5" office:value-type="float" office:value="381.238" calcext:value-type="float">
            <text:p>381.238</text:p>
          </table:table-cell>
          <table:table-cell table:style-name="ce9" table:formula="of:=1000/[.C54]" office:value-type="float" office:value="2.6230333807228" calcext:value-type="float">
            <text:p>2.6230</text:p>
          </table:table-cell>
          <table:table-cell/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F54]*[.F54]*2" office:value-type="float" office:value="8192" calcext:value-type="float">
            <text:p>8192</text:p>
          </table:table-cell>
          <table:table-cell table:style-name="ce5" office:value-type="float" office:value="382.235" calcext:value-type="float">
            <text:p>382.235</text:p>
          </table:table-cell>
          <table:table-cell table:style-name="ce9" table:formula="of:=1000/[.H54]" office:value-type="float" office:value="2.61619160987351" calcext:value-type="float">
            <text:p>2.6162</text:p>
          </table:table-cell>
          <table:table-cell table:style-name="ce2" table:number-columns-repeated="1015"/>
        </table:table-row>
        <table:table-row table:style-name="ro1"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A55]*[.A55]*2" office:value-type="float" office:value="32768" calcext:value-type="float">
            <text:p>32768</text:p>
          </table:table-cell>
          <table:table-cell table:style-name="ce5" office:value-type="float" office:value="216.915" calcext:value-type="float">
            <text:p>216.915</text:p>
          </table:table-cell>
          <table:table-cell table:style-name="ce9" table:formula="of:=1000/[.C55]" office:value-type="float" office:value="4.61010073070097" calcext:value-type="float">
            <text:p>4.6101</text:p>
          </table:table-cell>
          <table:table-cell/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F55]*[.F55]*2" office:value-type="float" office:value="32768" calcext:value-type="float">
            <text:p>32768</text:p>
          </table:table-cell>
          <table:table-cell table:style-name="ce5" office:value-type="float" office:value="217.131" calcext:value-type="float">
            <text:p>217.131</text:p>
          </table:table-cell>
          <table:table-cell table:style-name="ce9" table:formula="of:=1000/[.H55]" office:value-type="float" office:value="4.60551464323381" calcext:value-type="float">
            <text:p>4.6055</text:p>
          </table:table-cell>
          <table:table-cell table:style-name="ce2" table:number-columns-repeated="1015"/>
        </table:table-row>
        <table:table-row table:style-name="ro1"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A56]*[.A56]*2" office:value-type="float" office:value="131072" calcext:value-type="float">
            <text:p>131072</text:p>
          </table:table-cell>
          <table:table-cell table:style-name="ce5" office:value-type="float" office:value="98.02" calcext:value-type="float">
            <text:p>98.020</text:p>
          </table:table-cell>
          <table:table-cell table:style-name="ce9" table:formula="of:=1000/[.C56]" office:value-type="float" office:value="10.20199959192" calcext:value-type="float">
            <text:p>10.2020</text:p>
          </table:table-cell>
          <table:table-cell/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F56]*[.F56]*2" office:value-type="float" office:value="131072" calcext:value-type="float">
            <text:p>131072</text:p>
          </table:table-cell>
          <table:table-cell table:style-name="ce5" office:value-type="float" office:value="98.507" calcext:value-type="float">
            <text:p>98.507</text:p>
          </table:table-cell>
          <table:table-cell table:style-name="ce9" table:formula="of:=1000/[.H56]" office:value-type="float" office:value="10.1515628330982" calcext:value-type="float">
            <text:p>10.1516</text:p>
          </table:table-cell>
          <table:table-cell table:style-name="ce2" table:number-columns-repeated="1015"/>
        </table:table-row>
        <table:table-row table:style-name="ro1"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A57]*[.A57]*2" office:value-type="float" office:value="524288" calcext:value-type="float">
            <text:p>524288</text:p>
          </table:table-cell>
          <table:table-cell table:style-name="ce5" office:value-type="float" office:value="28.155" calcext:value-type="float">
            <text:p>28.155</text:p>
          </table:table-cell>
          <table:table-cell table:style-name="ce9" table:formula="of:=1000/[.C57]" office:value-type="float" office:value="35.5176700408453" calcext:value-type="float">
            <text:p>35.5177</text:p>
          </table:table-cell>
          <table:table-cell/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F57]*[.F57]*2" office:value-type="float" office:value="524288" calcext:value-type="float">
            <text:p>524288</text:p>
          </table:table-cell>
          <table:table-cell table:style-name="ce5" office:value-type="float" office:value="28.101" calcext:value-type="float">
            <text:p>28.101</text:p>
          </table:table-cell>
          <table:table-cell table:style-name="ce9" table:formula="of:=1000/[.H57]" office:value-type="float" office:value="35.5859222091741" calcext:value-type="float">
            <text:p>35.5859</text:p>
          </table:table-cell>
          <table:table-cell table:style-name="ce2" table:number-columns-repeated="1015"/>
        </table:table-row>
        <table:table-row table:style-name="ro1"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A58]*[.A58]*2" office:value-type="float" office:value="2097152" calcext:value-type="float">
            <text:p>2097152</text:p>
          </table:table-cell>
          <table:table-cell table:style-name="ce5" office:value-type="float" office:value="7.168" calcext:value-type="float">
            <text:p>7.168</text:p>
          </table:table-cell>
          <table:table-cell table:style-name="ce9" table:formula="of:=1000/[.C58]" office:value-type="float" office:value="139.508928571429" calcext:value-type="float">
            <text:p>139.5089</text:p>
          </table:table-cell>
          <table:table-cell/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F58]*[.F58]*2" office:value-type="float" office:value="2097152" calcext:value-type="float">
            <text:p>2097152</text:p>
          </table:table-cell>
          <table:table-cell table:style-name="ce5" office:value-type="float" office:value="7.227" calcext:value-type="float">
            <text:p>7.227</text:p>
          </table:table-cell>
          <table:table-cell table:style-name="ce9" table:formula="of:=1000/[.H58]" office:value-type="float" office:value="138.3700013837" calcext:value-type="float">
            <text:p>138.3700</text:p>
          </table:table-cell>
          <table:table-cell table:style-name="ce2" table:number-columns-repeated="1015"/>
        </table:table-row>
        <table:table-row table:style-name="ro1">
          <table:table-cell table:number-columns-repeated="9"/>
          <table:table-cell table:style-name="ce2"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9"/>
          <table:table-cell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office:value-type="string" calcext:value-type="string">
            <text:p>Lighting with filled static wave with tesselation 8 (VBO)</text:p>
          </table:table-cell>
          <table:table-cell table:style-name="ce3"/>
          <table:table-cell table:number-columns-repeated="3"/>
          <table:table-cell office:value-type="string" calcext:value-type="string">
            <text:p>Split screen Wireframe Static wave in HD resolution (VBO)</text:p>
          </table:table-cell>
          <table:table-cell table:style-name="ce3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Light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 table:style-name="Default"/>
          <table:table-cell/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016.983" calcext:value-type="float">
            <text:p>1016.983</text:p>
          </table:table-cell>
          <table:table-cell table:style-name="ce9" table:formula="of:=1000/[.B63]" office:value-type="float" office:value="0.983300605811503" calcext:value-type="float">
            <text:p>0.9833</text:p>
          </table:table-cell>
          <table:table-cell table:style-name="Default"/>
          <table:table-cell/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F63]*[.F63]*2" office:value-type="float" office:value="128" calcext:value-type="float">
            <text:p>128</text:p>
          </table:table-cell>
          <table:table-cell table:style-name="ce5" office:value-type="float" office:value="4538.464" calcext:value-type="float">
            <text:p>4538.464</text:p>
          </table:table-cell>
          <table:table-cell table:style-name="ce9" table:formula="of:=1000/[.H63]" office:value-type="float" office:value="0.220338863545023" calcext:value-type="float">
            <text:p>0.2203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019.98" calcext:value-type="float">
            <text:p>1019.980</text:p>
          </table:table-cell>
          <table:table-cell table:style-name="ce9" table:formula="of:=1000/[.B64]" office:value-type="float" office:value="0.980411380615306" calcext:value-type="float">
            <text:p>0.9804</text:p>
          </table:table-cell>
          <table:table-cell table:style-name="Default"/>
          <table:table-cell/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F64]*[.F64]*2" office:value-type="float" office:value="512" calcext:value-type="float">
            <text:p>512</text:p>
          </table:table-cell>
          <table:table-cell table:style-name="ce5" office:value-type="float" office:value="4155.847" calcext:value-type="float">
            <text:p>4155.847</text:p>
          </table:table-cell>
          <table:table-cell table:style-name="ce9" table:formula="of:=1000/[.H64]" office:value-type="float" office:value="0.240624835322378" calcext:value-type="float">
            <text:p>0.2406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1014.985" calcext:value-type="float">
            <text:p>1014.985</text:p>
          </table:table-cell>
          <table:table-cell table:style-name="ce9" table:formula="of:=1000/[.B65]" office:value-type="float" office:value="0.985236235018252" calcext:value-type="float">
            <text:p>0.9852</text:p>
          </table:table-cell>
          <table:table-cell table:style-name="Default"/>
          <table:table-cell/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F65]*[.F65]*2" office:value-type="float" office:value="2048" calcext:value-type="float">
            <text:p>2048</text:p>
          </table:table-cell>
          <table:table-cell table:style-name="ce5" office:value-type="float" office:value="3220.781" calcext:value-type="float">
            <text:p>3220.781</text:p>
          </table:table-cell>
          <table:table-cell table:style-name="ce9" table:formula="of:=1000/[.H65]" office:value-type="float" office:value="0.310483699450537" calcext:value-type="float">
            <text:p>0.3105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997.004" calcext:value-type="float">
            <text:p>997.004</text:p>
          </table:table-cell>
          <table:table-cell table:style-name="ce9" table:formula="of:=1000/[.B66]" office:value-type="float" office:value="1.00300500298895" calcext:value-type="float">
            <text:p>1.0030</text:p>
          </table:table-cell>
          <table:table-cell table:style-name="Default"/>
          <table:table-cell/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F66]*[.F66]*2" office:value-type="float" office:value="8192" calcext:value-type="float">
            <text:p>8192</text:p>
          </table:table-cell>
          <table:table-cell table:style-name="ce5" office:value-type="float" office:value="2131.869" calcext:value-type="float">
            <text:p>2131.869</text:p>
          </table:table-cell>
          <table:table-cell table:style-name="ce9" table:formula="of:=1000/[.H66]" office:value-type="float" office:value="0.469071973934609" calcext:value-type="float">
            <text:p>0.469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996.005" calcext:value-type="float">
            <text:p>996.005</text:p>
          </table:table-cell>
          <table:table-cell table:style-name="ce9" table:formula="of:=1000/[.B67]" office:value-type="float" office:value="1.00401102404104" calcext:value-type="float">
            <text:p>1.0040</text:p>
          </table:table-cell>
          <table:table-cell table:style-name="Default"/>
          <table:table-cell/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F67]*[.F67]*2" office:value-type="float" office:value="32768" calcext:value-type="float">
            <text:p>32768</text:p>
          </table:table-cell>
          <table:table-cell table:style-name="ce5" office:value-type="float" office:value="1021.979" calcext:value-type="float">
            <text:p>1021.979</text:p>
          </table:table-cell>
          <table:table-cell table:style-name="ce9" table:formula="of:=1000/[.H67]" office:value-type="float" office:value="0.978493687247977" calcext:value-type="float">
            <text:p>0.9785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994.007" calcext:value-type="float">
            <text:p>994.007</text:p>
          </table:table-cell>
          <table:table-cell table:style-name="ce9" table:formula="of:=1000/[.B68]" office:value-type="float" office:value="1.00602913259162" calcext:value-type="float">
            <text:p>1.0060</text:p>
          </table:table-cell>
          <table:table-cell table:style-name="Default"/>
          <table:table-cell/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F68]*[.F68]*2" office:value-type="float" office:value="131072" calcext:value-type="float">
            <text:p>131072</text:p>
          </table:table-cell>
          <table:table-cell table:style-name="ce5" office:value-type="float" office:value="355.645" calcext:value-type="float">
            <text:p>355.645</text:p>
          </table:table-cell>
          <table:table-cell table:style-name="ce9" table:formula="of:=1000/[.H68]" office:value-type="float" office:value="2.81179265840937" calcext:value-type="float">
            <text:p>2.8118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996.005" calcext:value-type="float">
            <text:p>996.005</text:p>
          </table:table-cell>
          <table:table-cell table:style-name="ce9" table:formula="of:=1000/[.B69]" office:value-type="float" office:value="1.00401102404104" calcext:value-type="float">
            <text:p>1.0040</text:p>
          </table:table-cell>
          <table:table-cell table:style-name="Default"/>
          <table:table-cell/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F69]*[.F69]*2" office:value-type="float" office:value="524288" calcext:value-type="float">
            <text:p>524288</text:p>
          </table:table-cell>
          <table:table-cell table:style-name="ce5" office:value-type="float" office:value="95.332" calcext:value-type="float">
            <text:p>95.332</text:p>
          </table:table-cell>
          <table:table-cell table:style-name="ce9" table:formula="of:=1000/[.H69]" office:value-type="float" office:value="10.4896571980028" calcext:value-type="float">
            <text:p>10.4897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997.004" calcext:value-type="float">
            <text:p>997.004</text:p>
          </table:table-cell>
          <table:table-cell table:style-name="ce9" table:formula="of:=1000/[.B70]" office:value-type="float" office:value="1.00300500298895" calcext:value-type="float">
            <text:p>1.0030</text:p>
          </table:table-cell>
          <table:table-cell table:style-name="Default"/>
          <table:table-cell/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F70]*[.F70]*2" office:value-type="float" office:value="2097152" calcext:value-type="float">
            <text:p>2097152</text:p>
          </table:table-cell>
          <table:table-cell table:style-name="ce5" office:value-type="float" office:value="25.54" calcext:value-type="float">
            <text:p>25.540</text:p>
          </table:table-cell>
          <table:table-cell table:style-name="ce9" table:formula="of:=1000/[.H70]" office:value-type="float" office:value="39.1542678151919" calcext:value-type="float">
            <text:p>39.1543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992.009" calcext:value-type="float">
            <text:p>992.009</text:p>
          </table:table-cell>
          <table:table-cell table:style-name="ce9" table:formula="of:=1000/[.B71]" office:value-type="float" office:value="1.00805537046539" calcext:value-type="float">
            <text:p>1.0081</text:p>
          </table:table-cell>
          <table:table-cell table:style-name="Default"/>
          <table:table-cell table:style-name="ce2"/>
          <table:table-cell table:number-columns-repeated="2"/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style-name="ce2" table:number-columns-repeated="2"/>
          <table:table-cell table:style-name="ce6"/>
          <table:table-cell table:style-name="ce9"/>
          <table:table-cell table:style-name="Default"/>
          <table:table-cell table:style-name="ce2" table:number-columns-repeated="1015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office:value-type="string" calcext:value-type="string">
            <text:p>Filled Static wave in HD resolution (single strip VBO)</text:p>
          </table:table-cell>
          <table:table-cell table:style-name="ce3"/>
          <table:table-cell table:number-columns-repeated="2"/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Triangles</text:p>
          </table:table-cell>
          <table:table-cell table:style-name="ce4" office:value-type="string" calcext:value-type="string">
            <text:p>Framerate (f/s)</text:p>
          </table:table-cell>
          <table:table-cell table:style-name="ce8" office:value-type="string" calcext:value-type="string">
            <text:p>Frametime (ms/f)</text:p>
          </table:table-cell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2" table:formula="of:=2^3" office:value-type="float" office:value="8" calcext:value-type="float">
            <text:p>8</text:p>
          </table:table-cell>
          <table:table-cell table:style-name="ce2" table:formula="of:=[.A76]*[.A76]*2" office:value-type="float" office:value="128" calcext:value-type="float">
            <text:p>128</text:p>
          </table:table-cell>
          <table:table-cell table:style-name="ce5" office:value-type="float" office:value="3434.564" calcext:value-type="float">
            <text:p>3434.564</text:p>
          </table:table-cell>
          <table:table-cell table:style-name="ce9" table:formula="of:=1000/[.C76]" office:value-type="float" office:value="0.29115777140854" calcext:value-type="float">
            <text:p>0.2912</text:p>
          </table:table-cell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2" table:formula="of:=2^4" office:value-type="float" office:value="16" calcext:value-type="float">
            <text:p>16</text:p>
          </table:table-cell>
          <table:table-cell table:style-name="ce2" table:formula="of:=[.A77]*[.A77]*2" office:value-type="float" office:value="512" calcext:value-type="float">
            <text:p>512</text:p>
          </table:table-cell>
          <table:table-cell table:style-name="ce5" office:value-type="float" office:value="3403.598" calcext:value-type="float">
            <text:p>3403.598</text:p>
          </table:table-cell>
          <table:table-cell table:style-name="ce9" table:formula="of:=1000/[.C77]" office:value-type="float" office:value="0.293806730407057" calcext:value-type="float">
            <text:p>0.2938</text:p>
          </table:table-cell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2" table:formula="of:=2^5" office:value-type="float" office:value="32" calcext:value-type="float">
            <text:p>32</text:p>
          </table:table-cell>
          <table:table-cell table:style-name="ce2" table:formula="of:=[.A78]*[.A78]*2" office:value-type="float" office:value="2048" calcext:value-type="float">
            <text:p>2048</text:p>
          </table:table-cell>
          <table:table-cell table:style-name="ce5" office:value-type="float" office:value="3305.696" calcext:value-type="float">
            <text:p>3305.696</text:p>
          </table:table-cell>
          <table:table-cell table:style-name="ce9" table:formula="of:=1000/[.C78]" office:value-type="float" office:value="0.302508155619876" calcext:value-type="float">
            <text:p>0.3025</text:p>
          </table:table-cell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2" table:formula="of:=2^6" office:value-type="float" office:value="64" calcext:value-type="float">
            <text:p>64</text:p>
          </table:table-cell>
          <table:table-cell table:style-name="ce2" table:formula="of:=[.A79]*[.A79]*2" office:value-type="float" office:value="8192" calcext:value-type="float">
            <text:p>8192</text:p>
          </table:table-cell>
          <table:table-cell table:style-name="ce5" office:value-type="float" office:value="2896.105" calcext:value-type="float">
            <text:p>2896.105</text:p>
          </table:table-cell>
          <table:table-cell table:style-name="ce9" table:formula="of:=1000/[.C79]" office:value-type="float" office:value="0.345291348207334" calcext:value-type="float">
            <text:p>0.3453</text:p>
          </table:table-cell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2" table:formula="of:=2^7" office:value-type="float" office:value="128" calcext:value-type="float">
            <text:p>128</text:p>
          </table:table-cell>
          <table:table-cell table:style-name="ce2" table:formula="of:=[.A80]*[.A80]*2" office:value-type="float" office:value="32768" calcext:value-type="float">
            <text:p>32768</text:p>
          </table:table-cell>
          <table:table-cell table:style-name="ce5" office:value-type="float" office:value="2438.563" calcext:value-type="float">
            <text:p>2438.563</text:p>
          </table:table-cell>
          <table:table-cell table:style-name="ce9" table:formula="of:=1000/[.C80]" office:value-type="float" office:value="0.410077574374744" calcext:value-type="float">
            <text:p>0.4101</text:p>
          </table:table-cell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2" table:formula="of:=2^8" office:value-type="float" office:value="256" calcext:value-type="float">
            <text:p>256</text:p>
          </table:table-cell>
          <table:table-cell table:style-name="ce2" table:formula="of:=[.A81]*[.A81]*2" office:value-type="float" office:value="131072" calcext:value-type="float">
            <text:p>131072</text:p>
          </table:table-cell>
          <table:table-cell table:style-name="ce5" office:value-type="float" office:value="1540.46" calcext:value-type="float">
            <text:p>1540.460</text:p>
          </table:table-cell>
          <table:table-cell table:style-name="ce9" table:formula="of:=1000/[.C81]" office:value-type="float" office:value="0.649156745387741" calcext:value-type="float">
            <text:p>0.6492</text:p>
          </table:table-cell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2" table:formula="of:=2^9" office:value-type="float" office:value="512" calcext:value-type="float">
            <text:p>512</text:p>
          </table:table-cell>
          <table:table-cell table:style-name="ce2" table:formula="of:=[.A82]*[.A82]*2" office:value-type="float" office:value="524288" calcext:value-type="float">
            <text:p>524288</text:p>
          </table:table-cell>
          <table:table-cell table:style-name="ce5" office:value-type="float" office:value="827.173" calcext:value-type="float">
            <text:p>827.173</text:p>
          </table:table-cell>
          <table:table-cell table:style-name="ce9" table:formula="of:=1000/[.C82]" office:value-type="float" office:value="1.20893694547573" calcext:value-type="float">
            <text:p>1.2089</text:p>
          </table:table-cell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>
          <table:table-cell table:style-name="ce2" table:formula="of:=2^10" office:value-type="float" office:value="1024" calcext:value-type="float">
            <text:p>1024</text:p>
          </table:table-cell>
          <table:table-cell table:style-name="ce2" table:formula="of:=[.A83]*[.A83]*2" office:value-type="float" office:value="2097152" calcext:value-type="float">
            <text:p>2097152</text:p>
          </table:table-cell>
          <table:table-cell table:style-name="ce5" office:value-type="float" office:value="357.643" calcext:value-type="float">
            <text:p>357.643</text:p>
          </table:table-cell>
          <table:table-cell table:style-name="ce9" table:formula="of:=1000/[.C83]" office:value-type="float" office:value="2.79608436345741" calcext:value-type="float">
            <text:p>2.7961</text:p>
          </table:table-cell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 table:number-rows-repeated="65453">
          <table:table-cell table:style-name="ce2" table:number-columns-repeated="2"/>
          <table:table-cell table:style-name="ce6"/>
          <table:table-cell table:style-name="ce9"/>
          <table:table-cell table:style-name="ce2" table:number-columns-repeated="3"/>
          <table:table-cell table:style-name="ce6"/>
          <table:table-cell table:style-name="ce9"/>
          <table:table-cell table:style-name="ce2" table:number-columns-repeated="101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20:56:14.045351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Leach</meta:initial-creator>
    <meta:creation-date>2010-08-12T09:11:10</meta:creation-date>
    <dc:date>2015-08-20T02:48:23.386081698</dc:date>
    <meta:editing-duration>PT4H49M42S</meta:editing-duration>
    <meta:editing-cycles>21</meta:editing-cycles>
    <meta:generator>LibreOffice/4.3.7.2$Linux_X86_64 LibreOffice_project/430m0$Build-2</meta:generator>
    <meta:document-statistic meta:table-count="1" meta:cell-count="475" meta:object-count="0"/>
  </office:meta>
</office:document-meta>
</file>